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Using threshold 0.6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3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2,3,4,self);(1,4),(2,3)ws-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4),(2,3);(1,4),(2,3,self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4),(2,3);(1,4),(2,3,self)ws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1,4),(2,3);(1,4),(2,3,self)ws-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b_s1_1(2,3,self)ws-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door_s1_1(1,4,self)ws-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si Goel</meta:initial-creator>
    <meta:creation-date>2016-05-05T23:18:30.731627762</meta:creation-date>
    <dc:date>2016-05-06T00:21:57.963159442</dc:date>
    <dc:creator>Mansi Goel</dc:creator>
    <meta:editing-duration>PT59M23S</meta:editing-duration>
    <meta:editing-cycles>11</meta:editing-cycles>
    <meta:generator>LibreOffice/4.2.8.2$Linux_X86_64 LibreOffice_project/420m0$Build-2</meta:generator>
    <meta:document-statistic meta:table-count="1" meta:cell-count="152" meta:object-count="0"/>
  </office:meta>
</office:document-meta>
</file>